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600_599439748" text:style-name="Index_20_Link" text:visited-style-name="Index_20_Link">1. Intro<text:tab/>2</text:a></text:p>
          <text:p text:style-name="P18"><text:a xlink:type="simple" xlink:href="#__RefHeading__602_599439748" text:style-name="Index_20_Link" text:visited-style-name="Index_20_Link">2. QObject<text:tab/>2</text:a></text:p>
          <text:p text:style-name="P18"><text:a xlink:type="simple" xlink:href="#__RefHeading__604_599439748" text:style-name="Index_20_Link" text:visited-style-name="Index_20_Link">3. Signals &amp; slots<text:tab/>3</text:a></text:p>
          <text:p text:style-name="P18"><text:a xlink:type="simple" xlink:href="#__RefHeading__606_599439748" text:style-name="Index_20_Link" text:visited-style-name="Index_20_Link">4. Threads<text:tab/>4</text:a></text:p>
          <text:p text:style-name="P18"><text:a xlink:type="simple" xlink:href="#__RefHeading__608_599439748" text:style-name="Index_20_Link" text:visited-style-name="Index_20_Link">5. Events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600_599439748"/><text:soft-page-break/>1. Intro<text:bookmark-end text:name="__RefHeading__600_599439748"/></text:h>
      <text:p text:style-name="Standard"/>
      <text:p text:style-name="Standard">C++ framework for developing cross-platform GUI applications</text:p>
      <text:p text:style-name="Standard">“write once, compile anywhere”</text:p>
      <text:p text:style-name="Standard"/>
      <text:p text:style-name="Standard">qmake -project : create a platform-independent project file (.pro)</text:p>
      <text:p text:style-name="Standard">qmake test.pro : create a platform-specific makefile from the project file</text:p>
      <text:p text:style-name="Standard"/>
      <text:p text:style-name="Standard"/>
      <text:p text:style-name="Standard">Qt's widgets emit <text:span text:style-name="T1">signals</text:span><text:span text:style-name="T3"> to indicate that a user action (or a change of state) has occurred</text:span></text:p>
      <text:p text:style-name="Standard">A <text:span text:style-name="T1">signal </text:span><text:span text:style-name="T3">can be connected to a </text:span><text:span text:style-name="T1">slot</text:span><text:span text:style-name="T3"> (function): when the </text:span><text:span text:style-name="T1">signal </text:span><text:span text:style-name="T3">is emitted, the </text:span><text:span text:style-name="T1">slot</text:span><text:span text:style-name="T3"> is automatically executed</text:span></text:p>
      <text:p text:style-name="P7"/>
      <text:p text:style-name="P2">QObject::connect(button, SIGNAL(clicked()), &amp;app, SLOT(quit()));</text:p>
      <text:p text:style-name="P3"/>
      <text:p text:style-name="P3">layout manager<text:span text:style-name="T3">: an object that sets the size and position of the widgets that lie under its responsibility</text:span></text:p>
      <text:p text:style-name="P8"/>
      <text:p text:style-name="P8">three main layout manager classes:</text:p>
      <text:list xml:id="list1298026658" text:style-name="L1">
        <text:list-item>
          <text:p text:style-name="P17">QHBoxLayout: <text:span text:style-name="T3">lays out widgets horizontally (l to r)</text:span></text:p>
        </text:list-item>
        <text:list-item>
          <text:p text:style-name="P17">QVBoxLayout: <text:span text:style-name="T3">vertically</text:span></text:p>
        </text:list-item>
        <text:list-item>
          <text:p text:style-name="P17">QGridLayout<text:span text:style-name="T3">: in a grid</text:span></text:p>
        </text:list-item>
      </text:list>
      <text:p text:style-name="P8"/>
      <text:h text:style-name="Heading_20_1" text:outline-level="1"><text:bookmark-start text:name="__RefHeading__602_599439748"/>2. QObject<text:bookmark-end text:name="__RefHeading__602_599439748"/></text:h>
      <text:p text:style-name="P9">- <text:span text:style-name="T5">base class for all Qt objects</text:span></text:p>
      <text:p text:style-name="P9"/>
      <text:p text:style-name="P11"><text:span text:style-name="T7">connect</text:span>(sender, signal, receiver, method)</text:p>
      <text:p text:style-name="P5">QObject::connect(button, SIGNAL(clicked()), &amp;app, SLOT(quit()));</text:p>
      <text:p text:style-name="P12"/>
      <text:p text:style-name="P13"><text:span text:style-name="T7">disconnect</text:span>(sender, signal, receiver, method)</text:p>
      <text:p text:style-name="P13"/>
      <text:p text:style-name="P13">QObjects organize themselves in <text:span text:style-name="T6">object trees:</text:span></text:p>
      <text:p text:style-name="P13">- when you<text:span text:style-name="T6"> </text:span>create a <text:span text:style-name="T1">QObject</text:span> with another object as parent, the object will automatically add itself to the parent's <text:span text:style-name="T1">children()</text:span> list.</text:p>
      <text:p text:style-name="P13">- the parent takes ownership of the object; i.e., it will automatically delete its children in its destructor.</text:p>
      <text:p text:style-name="P13"/>
      <text:p text:style-name="P13">All Qt classes derived from objects are non-copyable</text:p>
      <text:p text:style-name="P13"/>
      <text:p text:style-name="P6">deleteLater()<text:span text:style-name="T3">:</text:span></text:p>
      <text:p text:style-name="P13">* schedules this object to deletion</text:p>
      <text:p text:style-name="P13">* The object will be deleted when control returns to the event loop (if event loop is not running, the object will be deleted when event loop is started)</text:p>
      <text:p text:style-name="P13"/>
      <text:p text:style-name="P13">When a <text:span text:style-name="T1">QObject</text:span> is deleted, it emits this <text:span text:style-name="T1">QObject::destroyed()</text:span> signal.</text:p>
      <text:p text:style-name="P13"/>
      <text:p text:style-name="P15">Threads:</text:p>
      <text:p text:style-name="P13">* The thread in which a <text:span text:style-name="T1">QObject</text:span> lives is available using <text:span text:style-name="T1">Q</text:span><text:span text:style-name="T1">O</text:span><text:span text:style-name="T1">bject::thread()</text:span>.</text:p>
      <text:p text:style-name="P13"><text:soft-page-break/>* The child of a <text:span text:style-name="T1">QObject</text:span> must always be created in the thread where the parent was created</text:p>
      <text:p text:style-name="P13">* You must ensure that all objects created in a thread are deleted before you delete the <text:span text:style-name="T1">QThread</text:span></text:p>
      <text:p text:style-name="P13"/>
      <text:p text:style-name="P14">QCoreApplication</text:p>
      <text:p text:style-name="P13">* provides an event loop for console Qt applications.</text:p>
      <text:p text:style-name="P13">* event loop is started with a call to <text:span text:style-name="T1">exec() </text:span>(will not return until the event loop exits)</text:p>
      <text:p text:style-name="P13">* create <text:span text:style-name="T1">QCoreApplication</text:span> as soon as possible</text:p>
      <text:p text:style-name="P13">If no event loop is running, events won't be delivered to the object.</text:p>
      <text:p text:style-name="P13"/>
      <text:h text:style-name="Heading_20_1" text:outline-level="1"><text:bookmark-start text:name="__RefHeading__604_599439748"/>3. Signals &amp; slots<text:bookmark-end text:name="__RefHeading__604_599439748"/></text:h>
      <text:p text:style-name="P14"/>
      <text:p text:style-name="P13"><text:span text:style-name="T6">signal</text:span> = emitted when a particular event occurs</text:p>
      <text:p text:style-name="P14">slot = <text:span text:style-name="T5">function called in response to a particular signal</text:span></text:p>
      <text:p text:style-name="P13"/>
      <text:p text:style-name="P13">type safe: signature of a signal must match signature of a slot</text:p>
      <text:p text:style-name="P13">loosely-coupled: a class which emits the signal doesn't know/care which slot receives the signal</text:p>
      <text:p text:style-name="P13"/>
      <text:p text:style-name="P13"/>
      <text:p text:style-name="P13"/>
      <text:p text:style-name="P13"/>
      <text:p text:style-name="P13">All classes that inherit from QObject or one of its subclasses (e.g., QWidget) can contain signals and slots</text:p>
      <text:p text:style-name="P13">You can connect as many signals as you want to a single slot, and a signal can be connected to as many slots as you need</text:p>
      <text:p text:style-name="P13"/>
      <text:p text:style-name="P13"/>
      <text:p text:style-name="P13">All classes that contain signals or slots must mention Q_OBJECT at the top of their declaration. They must also derive (directly or indirectly) from QObject.</text:p>
      <text:p text:style-name="P14"/>
      <text:p text:style-name="P14"/>
      <text:p text:style-name="P14">Signals</text:p>
      <text:p text:style-name="P14"><text:span text:style-name="T5">* Execution of the code following the emit statement will occur once </text:span><text:span text:style-name="T8">all slots</text:span><text:span text:style-name="T5"> have returned</text:span></text:p>
      <text:p text:style-name="P14"><text:span text:style-name="T5">* For </text:span>queued connections, <text:s/><text:span text:style-name="T5">the code following the </text:span>emit<text:span text:style-name="T5"> keyword will continue immediately, and the slots will be executed later.</text:span></text:p>
      <text:p text:style-name="P13">* If several slots are connected to one signal, the slots will be executed one after the other, in the order they have been connected, when the signal is emitted.</text:p>
      <text:p text:style-name="P13">* automatically generated by the <text:span text:style-name="T1">moc</text:span> and must not be implemented in the .cpp file.</text:p>
      <text:p text:style-name="P13">* they can never have return types (i.e. use void).</text:p>
      <text:p text:style-name="P13"/>
      <text:p text:style-name="P14">Slots</text:p>
      <text:p text:style-name="P13">* <text:s/>normal C++ functions and can be called normally</text:p>
      <text:p text:style-name="P13">* can be invoked by any component, regardless of its access level, via a signal-slot connection</text:p>
      <text:p text:style-name="P13"/>
      <text:p text:style-name="P14">Meta-Object Information</text:p>
      <text:p text:style-name="P13"/>
      <text:p text:style-name="P14">moc = <text:span text:style-name="T5">meta-object compiler = </text:span><text:span text:style-name="T5">code-generator = </text:span><text:span text:style-name="T5">parses the class declaration in a C++ file and generates C++ code that initializes the meta-object; </text:span><text:span text:style-name="T5">the moc ignores member functions.</text:span></text:p>
      <text:p text:style-name="P14"><text:soft-page-break/>meta-object = <text:span text:style-name="T5">contains the names of all the signal and slot members, as well as pointers to these functions.</text:span></text:p>
      <text:p text:style-name="P13"/>
      <text:p text:style-name="P13">Macros:</text:p>
      <text:p text:style-name="P13">#define signals public</text:p>
      <text:p text:style-name="P13">#define slots /* nothing *</text:p>
      <text:p text:style-name="P13">#define emit /* nothing */</text:p>
      <text:p text:style-name="P13"/>
      <text:p text:style-name="P13"/>
      <text:p text:style-name="P13"/>
      <text:h text:style-name="Heading_20_1" text:outline-level="1"><text:bookmark-start text:name="__RefHeading__606_599439748"/>4. Threads<text:bookmark-end text:name="__RefHeading__606_599439748"/></text:h>
      <text:p text:style-name="P14"/>
      <text:p text:style-name="P13"><text:span text:style-name="T6">Q</text:span><text:span text:style-name="T6">T</text:span><text:span text:style-name="T6">hread</text:span> = platform-independent way to manage threads</text:p>
      <text:p text:style-name="P13"/>
      <text:p text:style-name="P13">* inherits from <text:span text:style-name="T1">QObject</text:span></text:p>
      <text:p text:style-name="P13"><text:span text:style-name="T1">* </text:span>emits signals to indicate that the thread started or finished executing, and provides a few slots as well.</text:p>
      <text:p text:style-name="P13"/>
      <text:p text:style-name="P13"><text:tab/></text:p>
      <text:p text:style-name="P13"/>
      <text:p text:style-name="P13"/>
      <text:p text:style-name="P13"/>
      <text:p text:style-name="Standard"><text:span text:style-name="Teletype">QThread</text:span> provides a <text:span text:style-name="Teletype">terminate()</text:span> function that terminates the execution of a thread while it is still running. Using <text:span text:style-name="Teletype">terminate()</text:span> is not recommended, since <text:bookmark text:name="iddle6783"/><text:bookmark text:name="iddle6782"/><text:bookmark text:name="iddle6781"/>it can stop the thread at any point and does not give the thread any chance to clean up after itself. </text:p>
      <text:p text:style-name="Standard"/>
      <text:p text:style-name="Standard"/>
      <text:p text:style-name="Standard"/>
      <text:p text:style-name="P1">Usage</text:p>
      <text:p text:style-name="P16">* prepare an object (<text:span text:style-name="T1">QObject</text:span>) class with all your desired functionality in it</text:p>
      <text:p text:style-name="P16">* create a new <text:span text:style-name="T1">QThread</text:span> instance, push the <text:span text:style-name="T1">QObject</text:span> onto it using <text:span text:style-name="T1">moveToThread(QThread*)</text:span> of the <text:span text:style-name="T1">QObject</text:span> instance</text:p>
      <text:p text:style-name="P16">* call <text:span text:style-name="T2">start()</text:span> on the <text:span text:style-name="T1">QThread</text:span> instance.</text:p>
      <text:p text:style-name="Standard"/>
      <text:p text:style-name="Standard"/>
      <text:h text:style-name="Heading_20_1" text:outline-level="1"><text:bookmark-start text:name="__RefHeading__608_599439748"/>5. Events<text:bookmark-end text:name="__RefHeading__608_599439748"/></text:h>
      <text:p text:style-name="P1"/>
      <text:p text:style-name="P16">Three categories:</text:p>
      <text:p text:style-name="P16">* <text:span text:style-name="T1">spontaneous: </text:span><text:span text:style-name="T3">generated by the window system;</text:span></text:p>
      <text:p text:style-name="P10"><text:tab/>put in system queue and processed one after another by the event loop</text:p>
      <text:p text:style-name="P16"><text:span text:style-name="T1">* posted: </text:span><text:span text:style-name="T3">generated by Qt or by application; processed by the event loop</text:span></text:p>
      <text:p text:style-name="P16"><text:span text:style-name="T3"><text:tab/></text:span><text:span text:style-name="T3">can be compressed: if </text:span><text:span text:style-name="T1">update </text:span><text:span text:style-name="T3">is called 10 times in succession, the ten events will be merged into a single one</text:span></text:p>
      <text:p text:style-name="P16"><text:span text:style-name="T1">* sent: </text:span><text:span text:style-name="T3">generated by Qt or by application but sent directly to the target objects</text:span></text:p>
      <text:p text:style-name="P10"><text:span text:style-name="T3"><text:tab/>are </text:span><text:span text:style-name="T7">not</text:span><text:span text:style-name="T3"> handled by the event loop. They are delivered directly to the object.</text:span></text:p>
      <text:p text:style-name="P10"/>
      <text:p text:style-name="P16"><text:soft-page-break/><text:span text:style-name="T4">E</text:span><text:span text:style-name="T4">vent loop</text:span><text:span text:style-name="T3">:</text:span></text:p>
      <text:p text:style-name="P16"><text:span text:style-name="T3"><text:tab/></text:span><text:span text:style-name="T1">while (!exit_was_called)</text:span></text:p>
      <text:p text:style-name="P4"><text:tab/><text:tab/>while (!posted_events_queue.empty())</text:p>
      <text:p text:style-name="P4"><text:tab/><text:tab/><text:tab/>process_posted_event();</text:p>
      <text:p text:style-name="P4"><text:tab/><text:tab/>while (!spontaneous_events_queue.empty())</text:p>
      <text:p text:style-name="P4"><text:tab/><text:tab/><text:tab/>process_spontaneous_event()</text:p>
      <text:p text:style-name="P4"><text:tab/><text:tab/>while (!posted_events_queue.empty())</text:p>
      <text:p text:style-name="P4"><text:tab/><text:tab/><text:tab/>process_posted_event();</text:p>
      <text:p text:style-name="P10">Processing events:</text:p>
      <text:p text:style-name="P10">* default behavior is to “accept” events (the event won't be propagated further) and the default handler call <text:span text:style-name="T1">ignore()</text:span></text:p>
      <text:p text:style-name="P4"/>
      <text:p text:style-name="P10">handle <text:span text:style-name="T1">Key_Escape</text:span> only:</text:p>
      <text:p text:style-name="P10"><text:tab/><text:span text:style-name="T1">void MyFancyWidget::keyPressEvent(QKeyEvent *event)</text:span></text:p>
      <text:p text:style-name="P4"><text:s text:c="4"/><text:tab/>{</text:p>
      <text:p text:style-name="P4"><text:s text:c="8"/><text:tab/><text:tab/>if (event-&gt;key() == Key_Escape) {</text:p>
      <text:p text:style-name="P4"><text:s text:c="12"/><text:tab/><text:tab/>doEscape();</text:p>
      <text:p text:style-name="P4"><text:s text:c="8"/><text:tab/><text:tab/>} else {</text:p>
      <text:p text:style-name="P10"><text:span text:style-name="T1"><text:s text:c="12"/><text:tab/><text:tab/>Q</text:span><text:span text:style-name="T1">W</text:span><text:span text:style-name="T1">idget::keyPressEvent(event);<text:tab/>//will ignore it</text:span></text:p>
      <text:p text:style-name="P4"><text:s text:c="8"/><text:tab/><text:tab/>}</text:p>
      <text:p text:style-name="P4"><text:s text:c="4"/><text:tab/>}</text:p>
      <text:p text:style-name="P4"/>
      <text:p text:style-name="P4"/>
      <text:p text:style-name="P4"><text:s text:c="4"/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ejaVu Sans Mono" style:font-name-complex="FreeSan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8:29:16</meta:creation-date>
    <meta:generator>LibreOffice/3.5$Linux_X86_64 LibreOffice_project/350m1$Build-2</meta:generator>
    <dc:date>2014-07-02T12:43:25</dc:date>
    <meta:editing-duration>P1DT3H18M35S</meta:editing-duration>
    <meta:editing-cycles>77</meta:editing-cycles>
    <meta:document-statistic meta:table-count="0" meta:image-count="0" meta:object-count="0" meta:page-count="5" meta:paragraph-count="103" meta:word-count="906" meta:character-count="5681" meta:non-whitespace-character-count="4783"/>
  </office:meta>
</office:document-meta>
</file>